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ff0000"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color="#ff0000" style:text-underline-style="solid" style:text-underline-width="auto" style:text-underline-color="font-color"/>
    </style:style>
    <style:style style:name="T5" style:family="text">
      <style:text-properties fo:color="#1155cc"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aborator 10 - HTTP</text:span></text:p>
      <text:p text:style-name="P1"/>
      <text:p text:style-name="P1"/>
      <text:p text:style-name="Standard"><text:span text:style-name="T3">get_ip</text:span></text:p>
      <text:p text:style-name="Standard">ai_family -&gt; AF_UNSPEC <text:s/>// ipv4 sau ipv6</text:p>
      <text:p text:style-name="Standard">ai_flags -&gt; AI_CANONNAME <text:s/></text:p>
      <text:p text:style-name="Standard">ai_socktype -&gt; SOCK_STREAM // TCP</text:p>
      <text:p text:style-name="Standard"><text:tab/> <text:s text:c="7"/>-&gt; SOCK_DGRAM</text:p>
      <text:p text:style-name="P1"/>
      <text:p text:style-name="Standard"><text:span text:style-name="T2">getaddrinfo(...., results)</text:span></text:p>
      <text:p text:style-name="Standard"><text:span text:style-name="T2">p = results;</text:span></text:p>
      <text:p text:style-name="P1"/>
      <text:p text:style-name="Standard"><text:a xlink:type="simple" xlink:href="https://man7.org/linux/man-pages/man3/getaddrinfo.3.html" text:style-name="ListLabel_20_1" text:visited-style-name="ListLabel_20_1"><text:span text:style-name="T5">https://man7.org/linux/man-pages/man3/getaddrinfo.3.html</text:span></text:a></text:p>
      <text:p text:style-name="P1"/>
      <text:p text:style-name="Standard">for (p = result; p != NULL; p = p-&gt;ai_next) {</text:p>
      <text:p text:style-name="Standard"><text:s text:c="4"/>void *addr;</text:p>
      <text:p text:style-name="Standard"><text:s text:c="4"/>char ip[100];</text:p>
      <text:p text:style-name="Standard"/>
      <text:p text:style-name="Standard"><text:s text:c="4"/>if (p-&gt;ai_family == AF_INET) {</text:p>
      <text:p text:style-name="Standard"><text:s text:c="3"/><text:tab/> addr = &amp;((struct sockaddr_in*) p-&gt;ai_addr)-&gt;sin_addr;</text:p>
      <text:p text:style-name="Standard"><text:s text:c="4"/>} else if (p-&gt;ai_family == AF_INET6) {</text:p>
      <text:p text:style-name="Standard"><text:s text:c="3"/><text:tab/> addr = &amp;((struct sockaddr_in6*) p-&gt;ai_addr)-&gt;sin6_addr;</text:p>
      <text:p text:style-name="Standard"><text:s text:c="4"/>}</text:p>
      <text:p text:style-name="Standard"/>
      <text:p text:style-name="Standard"><text:s text:c="4"/>if (inet_ntop(p-&gt;ai_family, addr, ip, sizeof(ip)) != NULL) {</text:p>
      <text:p text:style-name="Standard"><text:soft-page-break/><text:s text:c="3"/><text:tab/> printf("IPv%d address: %s Canon name: %s Protocol: %d\n",</text:p>
      <text:p text:style-name="Standard"><text:s text:c="3"/><text:tab/><text:tab/><text:tab/>p-&gt;ai_family == PF_INET6 ? 6 : 4, ip, p-&gt;ai_canonname, p-&gt;ai_protocol);</text:p>
      <text:p text:style-name="Standard"/>
      <text:p text:style-name="Standard"><text:s text:c="4"/>}</text:p>
      <text:p text:style-name="Standard">}</text:p>
      <text:p text:style-name="Standard"/>
      <text:p text:style-name="Standard">void freeaddrinfo(struct addrinfo *res);</text:p>
      <text:p text:style-name="Standard"/>
      <text:p text:style-name="Standard"/>
      <text:p text:style-name="Standard"><text:span text:style-name="T4">get_name</text:span></text:p>
      <text:p text:style-name="Standard"><text:s text:c="3"/>addr.sin_family = AF_INET;</text:p>
      <text:p text:style-name="Standard"><text:s text:c="3"/>addr.sin_port = htons(8080);</text:p>
      <text:p text:style-name="Standard"><text:s text:c="3"/>inet_aton(ip, &amp;addr.sin_addr);</text:p>
      <text:p text:style-name="Standard"/>
      <text:p text:style-name="P3"/>
      <text:p text:style-name="P2"><text:span text:style-name="T6">getnameinfo(............)</text:span></text:p>
      <text:p text:style-name="P3"/>
      <text:p text:style-name="P3"/>
      <text:p text:style-name="P2"><text:span text:style-name="T6">int getnameinfo(const struct sockaddr *addr, socklen_t addrlen, char *host,</text:span></text:p>
      <text:p text:style-name="P2"><text:span text:style-name="T6"><text:s text:c="16"/>socklen_t hostlen, char *serv, socklen_t servlen, int flags);</text:span></text:p>
      <text:p text:style-name="P2"><text:span text:style-name="T6">-&gt; primeste o adresa ip si returneaza numele de domeniu si serviciul corespunzator adresei</text:span></text:p>
      <text:p text:style-name="P3"/>
      <text:p text:style-name="P3"/>
      <text:p text:style-name="P2"><text:span text:style-name="T6">Pentru verificare:</text:span></text:p>
      <text:p text:style-name="P2"><text:span text:style-name="T6">Terminal 1:</text:span></text:p>
      <text:p text:style-name="P2"><text:span text:style-name="T6">sudo python -m smtpd -n -c DebuggingServer 127.0.0.1:25</text:span></text:p>
      <text:p text:style-name="P3"><text:soft-page-break/></text:p>
      <text:p text:style-name="P2"><text:span text:style-name="T6">Terminal 2:</text:span>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fo:font-size="15pt" style:text-underline-style="solid" style:text-underline-width="auto" style:text-underline-color="font-color" style:font-size-asian="15pt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53" meta:character-count="1228" meta:non-whitespace-character-count="1024"/>
    <meta:generator>LibreOfficeDev/6.0.5.2$Linux_X86_64 LibreOffice_project/</meta:generator>
  </office:meta>
</office:document-meta>
</file>